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officeooo:rsid="000c44d7" officeooo:paragraph-rsid="000c44d7"/>
    </style:style>
    <style:style style:name="P2" style:family="paragraph" style:parent-style-name="Standard">
      <style:paragraph-properties fo:text-align="center" style:justify-single-word="false"/>
      <style:text-properties officeooo:rsid="000c44d7" officeooo:paragraph-rsid="000c44d7"/>
    </style:style>
    <style:style style:name="P3" style:family="paragraph" style:parent-style-name="Standard">
      <style:paragraph-properties fo:line-height="160%" fo:text-align="center" style:justify-single-word="false"/>
      <style:text-properties officeooo:rsid="000c44d7" officeooo:paragraph-rsid="000c44d7"/>
    </style:style>
    <style:style style:name="P4" style:family="paragraph" style:parent-style-name="Standard">
      <style:paragraph-properties fo:line-height="140%" fo:text-align="center" style:justify-single-word="false"/>
      <style:text-properties fo:font-size="14pt" officeooo:rsid="000c44d7" officeooo:paragraph-rsid="000c44d7" style:font-size-asian="14pt" style:font-size-complex="14pt"/>
    </style:style>
    <style:style style:name="P5" style:family="paragraph" style:parent-style-name="Standard">
      <style:paragraph-properties fo:line-height="140%" fo:text-align="center" style:justify-single-word="false"/>
      <style:text-properties fo:font-size="14pt" officeooo:rsid="000c44d7" officeooo:paragraph-rsid="000f72e1" style:font-size-asian="14pt" style:font-size-complex="14pt"/>
    </style:style>
    <style:style style:name="P6" style:family="paragraph" style:parent-style-name="Standard">
      <style:paragraph-properties fo:line-height="160%" fo:text-align="center" style:justify-single-word="false"/>
      <style:text-properties fo:font-size="14pt" officeooo:rsid="000c44d7" officeooo:paragraph-rsid="000c44d7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5.477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8.091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7.68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vertical-align="middle" draw:auto-grow-height="false" fo:min-height="3.36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0.797cm" fo:min-width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="none" draw:textarea-vertical-align="middle" draw:auto-grow-height="false" fo:min-height="0.801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Igreja Vem</text:span><text:tab/><text:tab/>Anderson Freire [ 8 ]</text:p>
      <text:p text:style-name="P2"/>
      <text:p text:style-name="P6">Glória, rompendo em glória</text:p>
      <text:p text:style-name="P6">De glória em glória</text:p>
      <text:p text:style-name="P6">Reflete a glória</text:p>
      <text:p text:style-name="P6"><draw:frame text:anchor-type="paragraph" draw:z-index="7" draw:style-name="gr6" draw:text-style-name="P9" svg:width="1.059cm" svg:height="0.424cm" svg:x="1.386cm" svg:y="0.238cm"><draw:text-box><text:p>Todos</text:p></draw:text-box></draw:frame></text:p>
      <text:p text:style-name="P6"><draw:custom-shape text:anchor-type="paragraph" draw:z-index="0" draw:style-name="gr1" draw:text-style-name="P7" svg:width="0.346cm" svg:height="5.478cm" svg:x="0.855cm" svg:y="-0.323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A Igreja vem com aquele que brilha mais que a luz do sol</text:p>
      <text:p text:style-name="P6">Dissipando as trevas, destruindo o mal</text:p>
      <text:p text:style-name="P6">A Sua face é um refletor de glória, o céu derrama a glória</text:p>
      <text:p text:style-name="P6">Porque a Igreja vem, arrebentando com as portas do inferno</text:p>
      <text:p text:style-name="P6">Com barulho de milagre, levantando um exército de vidas</text:p>
      <text:p text:style-name="P6">É a Igreja Santa, aqui perseguida</text:p>
      <text:p text:style-name="P6"><draw:frame text:anchor-type="paragraph" draw:z-index="9" draw:style-name="gr7" draw:text-style-name="P10" svg:width="1.059cm" svg:height="0.406cm" svg:x="1.281cm" svg:y="0.459cm"><draw:text-box><text:p><text:span text:style-name="T2">Solo</text:span></text:p></draw:text-box></draw:frame></text:p>
      <text:p text:style-name="P6"><draw:custom-shape text:anchor-type="paragraph" draw:z-index="1" draw:style-name="gr2" draw:text-style-name="P7" svg:width="0.346cm" svg:height="8.092cm" svg:x="0.67cm" svg:y="-0.12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Tentaram acabar com a base da Igreja</text:p>
      <text:p text:style-name="P6">Sem ela a Terra não povoaria o céu</text:p>
      <text:p text:style-name="P6">Ela não teria força pra adorar</text:p>
      <text:p text:style-name="P6">Não haveria missionário em todo lugar</text:p>
      <text:p text:style-name="P6">Mas o plano não deu certo (não, não)</text:p>
      <text:p text:style-name="P6">Tentaram nos calar matando alguns irmãos</text:p>
      <text:p text:style-name="P6">Mas nada adiantou surgiram mais cristãos</text:p>
      <text:p text:style-name="P6">Louvando como Paulo e Silas na prisão</text:p>
      <text:p text:style-name="P6">Movendo o grande céu estremecendo chão, assumindo a missão</text:p>
      <text:p text:style-name="P3"/>
      <text:p text:style-name="P4"><draw:custom-shape text:anchor-type="paragraph" draw:z-index="2" draw:style-name="gr3" draw:text-style-name="P7" svg:width="0.346cm" svg:height="7.681cm" svg:x="2.522cm" svg:y="-0.028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O plano do Senhor, é o que prevaleceu</text:p>
      <text:p text:style-name="P4">Há quase dois mil anos a Igreja só cresceu</text:p>
      <text:p text:style-name="P4">Jesus é a cabeça, e nos ensina a trabalhar</text:p>
      <text:p text:style-name="P4">A base é muito forte, nada pode abalar</text:p>
      <text:p text:style-name="P4"/>
      <text:p text:style-name="P4"><draw:frame text:anchor-type="paragraph" draw:z-index="8" draw:style-name="gr6" draw:text-style-name="P9" svg:width="1.059cm" svg:height="0.424cm" svg:x="1.464cm" svg:y="-0.185cm"><draw:text-box><text:p>Todos</text:p></draw:text-box></draw:frame>Por isso o inferno vive a chorar</text:p>
      <text:p text:style-name="P4">A Igreja não descansa o tempo todo esta lá</text:p>
      <text:p text:style-name="P4">Brilhando em toda parte a Igreja vem</text:p>
      <text:p text:style-name="P4">Quebrando cativeiros pra salvar alguém</text:p>
      <text:p text:style-name="P4">A Igreja vem</text:p>
      <text:p text:style-name="P4"><draw:custom-shape text:anchor-type="paragraph" draw:z-index="3" draw:style-name="gr4" draw:text-style-name="P7" svg:width="0.346cm" svg:height="3.361cm" svg:x="4.136cm" svg:y="0.501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4">O Noivo vem aí</text:p>
      <text:p text:style-name="P4"><draw:frame text:anchor-type="paragraph" draw:z-index="10" draw:style-name="gr7" draw:text-style-name="P10" svg:width="1.059cm" svg:height="0.406cm" svg:x="3.212cm" svg:y="0.564cm"><draw:text-box><text:p><text:span text:style-name="T2">Solo</text:span></text:p></draw:text-box></draw:frame>A Igreja está se preparando</text:p>
      <text:p text:style-name="P4">Pra cantar no coral</text:p>
      <text:p text:style-name="P4">Junto com os anjos</text:p>
      <text:p text:style-name="P4"/>
      <text:p text:style-name="P5">Glória</text:p>
      <text:p text:style-name="P5"><draw:custom-shape text:anchor-type="paragraph" draw:z-index="4" draw:style-name="gr5" draw:text-style-name="P8" svg:width="0.394cm" svg:height="0.798cm" svg:x="8.745cm" svg:y="-0.07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1" draw:style-name="gr7" draw:text-style-name="P10" svg:width="1.059cm" svg:height="0.406cm" svg:x="9.377cm" svg:y="0.062cm"><draw:text-box><text:p><text:span text:style-name="T2">Solo</text:span></text:p></draw:text-box></draw:frame>O Noivo vem aí</text:p>
      <text:p text:style-name="P5">Rompendo em Glória</text:p>
      <text:p text:style-name="P5"><draw:custom-shape text:anchor-type="paragraph" draw:z-index="5" draw:style-name="gr5" draw:text-style-name="P8" svg:width="0.394cm" svg:height="0.798cm" svg:x="9.275cm" svg:y="-0.12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2" draw:style-name="gr7" draw:text-style-name="P10" svg:width="1.059cm" svg:height="0.406cm" svg:x="9.8cm" svg:y="0.035cm"><draw:text-box><text:p><text:span text:style-name="T2">Solo</text:span></text:p></draw:text-box></draw:frame>Ele está te convidando</text:p>
      <text:p text:style-name="P5">De Glória em Glória</text:p>
      <text:p text:style-name="P5"><draw:frame text:anchor-type="paragraph" draw:z-index="13" draw:style-name="gr7" draw:text-style-name="P10" svg:width="1.059cm" svg:height="0.406cm" svg:x="9.43cm" svg:y="0.088cm"><draw:text-box><text:p><text:span text:style-name="T2">Solo</text:span></text:p></draw:text-box></draw:frame><draw:custom-shape text:anchor-type="paragraph" draw:z-index="14" draw:style-name="gr8" draw:text-style-name="P8" svg:width="0.398cm" svg:height="0.802cm" svg:x="8.908cm" svg:y="-0.03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Pra cantar no coral</text:p>
      <text:p text:style-name="P5">Reflete a Glória</text:p>
      <text:p text:style-name="P5"><draw:custom-shape text:anchor-type="paragraph" draw:z-index="6" draw:style-name="gr5" draw:text-style-name="P8" svg:width="0.394cm" svg:height="0.798cm" svg:x="8.927cm" svg:y="-0.07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5" draw:style-name="gr7" draw:text-style-name="P10" svg:width="1.059cm" svg:height="0.406cm" svg:x="9.641cm" svg:y="0.088cm"><draw:text-box><text:p><text:span text:style-name="T2">Solo</text:span></text:p></draw:text-box></draw:frame>Junto com os anj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08-16T13:05:07.419726356</dc:date>
    <meta:editing-cycles>12</meta:editing-cycles>
    <meta:editing-duration>PT23M20S</meta:editing-duration>
    <meta:generator>LibreOffice/4.4.2.2$Linux_x86 LibreOffice_project/40m0$Build-2</meta:generator>
    <meta:document-statistic meta:table-count="0" meta:image-count="0" meta:object-count="0" meta:page-count="1" meta:paragraph-count="40" meta:word-count="248" meta:character-count="1271" meta:non-whitespace-character-count="1062"/>
  </office:meta>
</office:document-meta>
</file>